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1.436cm" fo:padding-top="0.152cm" fo:padding-bottom="0.152cm" fo:padding-left="0.277cm" fo:padding-right="0.277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106cm" fo:min-width="9.226cm" fo:padding-top="0.152cm" fo:padding-bottom="0.152cm" fo:padding-left="0.277cm" fo:padding-right="0.277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56cm" fo:min-width="1.206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466cm" fo:min-width="0.016cm" fo:padding-top="0.152cm" fo:padding-bottom="0.152cm" fo:padding-left="0.277cm" fo:padding-right="0.277cm"/>
      <style:paragraph-properties style:writing-mode="lr-tb"/>
    </style:style>
    <style:style style:name="gr6" style:family="graphic" style:parent-style-name="standard">
      <style:graphic-properties draw:stroke="none" draw:fill="none" fo:min-height="0.413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756cm" fo:min-width="1.386cm" fo:padding-top="0.152cm" fo:padding-bottom="0.152cm" fo:padding-left="0.277cm" fo:padding-right="0.277cm"/>
      <style:paragraph-properties style:writing-mode="lr-tb"/>
    </style:style>
    <style:style style:name="gr8" style:family="graphic" style:parent-style-name="objectwithoutfill">
      <style:graphic-properties draw:stroke="dash" draw:stroke-dash="Dot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fo:min-height="0.715cm"/>
      <style:paragraph-properties style:writing-mode="lr-tb"/>
    </style:style>
    <style:style style:name="gr10" style:family="graphic" style:parent-style-name="standard">
      <style:graphic-properties draw:stroke="none" draw:fill="none" fo:min-height="0.953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476cm" fo:min-width="0.856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446cm" fo:min-width="1.386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936cm" fo:min-width="1.386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66cm" fo:min-width="1.386cm" fo:padding-top="0.152cm" fo:padding-bottom="0.152cm" fo:padding-left="0.277cm" fo:padding-right="0.277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16cm" fo:min-width="1.386cm" fo:padding-top="0.152cm" fo:padding-bottom="0.152cm" fo:padding-left="0.277cm" fo:padding-right="0.277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="Extrémités_20_de_20_flèche_20_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="Extrémités_20_de_20_flèche_20_2" draw:marker-start-width="0.279cm" draw:marker-end="Extrémités_20_de_20_flèche_20_2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="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936cm" fo:min-width="8.396cm" fo:padding-top="0.152cm" fo:padding-bottom="0.152cm" fo:padding-left="0.277cm" fo:padding-right="0.277cm"/>
      <style:paragraph-properties style:writing-mode="lr-tb"/>
    </style:style>
    <style:style style:name="gr22" style:family="graphic" style:parent-style-name="standard">
      <style:graphic-properties draw:stroke="none" draw:fill="none" fo:min-height="0.477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fo:min-height="2.467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526cm" fo:min-width="1.386cm" fo:padding-top="0.152cm" fo:padding-bottom="0.152cm" fo:padding-left="0.277cm" fo:padding-right="0.277cm"/>
      <style:paragraph-properties style:writing-mode="lr-tb"/>
    </style:style>
    <style:style style:name="gr26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Dash" svg:stroke-width="0.053cm" svg:stroke-color="#000000" draw:marker-start-width="0.28cm" draw:marker-end-width="0.28cm" svg:stroke-opacity="100%" svg:stroke-linecap="butt" draw:opacity="0%" draw:textarea-horizontal-align="justify" draw:textarea-vertical-align="top" draw:auto-grow-height="false" fo:min-height="0.526cm" fo:min-width="1.386cm" fo:padding-top="0.152cm" fo:padding-bottom="0.152cm" fo:padding-left="0.277cm" fo:padding-right="0.277cm"/>
      <style:paragraph-properties style:writing-mode="lr-tb"/>
    </style:style>
    <style:style style:name="gr29" style:family="graphic" style:parent-style-name="standard">
      <style:graphic-properties draw:stroke="none" draw:fill="none" fo:min-height="0.113cm"/>
      <style:paragraph-properties style:writing-mode="lr-tb"/>
    </style:style>
    <style:style style:name="gr30" style:family="graphic" style:parent-style-name="standard">
      <style:graphic-properties draw:stroke="none" draw:fill="none" fo:min-height="0.281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/>
      <style:paragraph-properties style:writing-mode="lr-tb"/>
    </style:style>
    <style:style style:name="gr3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466cm" fo:min-width="8.196cm" fo:padding-top="0.152cm" fo:padding-bottom="0.152cm" fo:padding-left="0.277cm" fo:padding-right="0.277cm"/>
      <style:paragraph-properties style:writing-mode="lr-tb"/>
    </style:style>
    <style:style style:name="gr33" style:family="graphic" style:parent-style-name="standard">
      <style:graphic-properties draw:stroke="solid" draw:stroke-dash="Dash" svg:stroke-width="0.053cm" svg:stroke-color="#000000" draw:marker-start-width="0.28cm" draw:marker-end-width="0.28cm" svg:stroke-opacity="100%" svg:stroke-linecap="butt" draw:opacity="0%" draw:textarea-horizontal-align="justify" draw:textarea-vertical-align="top" draw:auto-grow-height="false" fo:min-height="2.736cm" fo:min-width="1.026cm" fo:padding-top="0.152cm" fo:padding-bottom="0.152cm" fo:padding-left="0.277cm" fo:padding-right="0.277cm"/>
      <style:paragraph-properties style:writing-mode="lr-tb"/>
    </style:style>
    <style:style style:name="gr34" style:family="graphic" style:parent-style-name="objectwithoutfill">
      <style:graphic-properties svg:stroke-width="0.053cm" svg:stroke-color="#000000" draw:marker-start="Extrémités_20_de_20_flèche_20_1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2.246cm" fo:min-width="1.676cm" fo:padding-top="0.152cm" fo:padding-bottom="0.152cm" fo:padding-left="0.277cm" fo:padding-right="0.277cm"/>
      <style:paragraph-properties style:writing-mode="lr-tb"/>
    </style:style>
    <style:style style:name="gr36" style:family="graphic" style:parent-style-name="standard">
      <style:graphic-properties svg:stroke-width="0.018cm" svg:stroke-color="#000000" draw:marker-start-width="0.227cm" draw:marker-end-width="0.227cm" draw:opacity="0%" draw:textarea-horizontal-align="justify" draw:textarea-vertical-align="middle" draw:auto-grow-height="false" fo:min-height="0.972cm" fo:min-width="0.818cm" fo:padding-top="0.134cm" fo:padding-bottom="0.134cm" fo:padding-left="0.259cm" fo:padding-right="0.259cm">
        <style:columns fo:column-count="8" fo:column-gap="9cm">
          <style:column style:rel-width="8191*" fo:start-indent="0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8*" fo:start-indent="4.5cm" fo:end-indent="0cm"/>
        </style:columns>
      </style:graphic-properties>
      <style:paragraph-properties style:writing-mode="lr-tb"/>
    </style:style>
    <style:style style:name="gr37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top" fo:padding-top="0.139cm" fo:padding-bottom="0.139cm" fo:padding-left="0.264cm" fo:padding-right="0.264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2.246cm" fo:min-width="1.116cm" fo:padding-top="0.152cm" fo:padding-bottom="0.152cm" fo:padding-left="0.277cm" fo:padding-right="0.277cm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draw:opacity="0%" draw:textarea-horizontal-align="justify" draw:textarea-vertical-align="middle" draw:auto-grow-height="false" fo:min-height="1.091cm" fo:min-width="0.28cm" fo:padding-top="0.134cm" fo:padding-bottom="0.134cm" fo:padding-left="0.259cm" fo:padding-right="0.259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opacity="0%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text-properties fo:font-size="6pt" style:font-size-asian="6pt" style:font-size-complex="6pt"/>
    </style:style>
    <style:style style:name="P8" style:family="paragraph">
      <loext:graphic-properties draw:fill="none"/>
      <style:text-properties fo:font-size="3.59999990463257pt" style:font-size-asian="3.59999990463257pt" style:font-size-complex="3.59999990463257pt"/>
    </style:style>
    <style:style style:name="P9" style:family="paragraph">
      <style:text-properties fo:font-size="7pt" style:font-size-asian="7pt" style:font-size-complex="7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</style:style>
    <style:style style:name="P12" style:family="paragraph">
      <style:paragraph-properties fo:margin-top="0.1cm" fo:margin-bottom="0cm" fo:text-align="center"/>
    </style:style>
    <style:style style:name="P13" style:family="paragraph">
      <loext:graphic-properties draw:fill="none"/>
      <style:paragraph-properties fo:margin-top="0.1cm" fo:margin-bottom="0cm"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4.90000009536743pt" style:font-size-asian="4.90000009536743pt" style:font-size-complex="4.9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3.59999990463257pt" style:font-size-asian="3.59999990463257pt" style:font-size-complex="3.59999990463257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2.90000009536743pt" style:font-size-asian="2.90000009536743pt" style:font-size-complex="2.90000009536743pt"/>
    </style:style>
    <style:style style:name="T7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9cm" svg:height="4.2cm" svg:x="2.56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8cm" svg:height="7.41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9.36cm" svg:x2="7.2cm" svg:y2="9.36cm">
          <text:p/>
        </draw:line>
        <draw:line draw:style-name="gr3" draw:text-style-name="P4" draw:layer="layout" svg:x1="5.61cm" svg:y1="9.46cm" svg:x2="5.85cm" svg:y2="9.23cm">
          <text:p/>
        </draw:line>
        <draw:line draw:style-name="gr3" draw:text-style-name="P4" draw:layer="layout" svg:x1="5.71cm" svg:y1="7.01cm" svg:x2="5.95cm" svg:y2="6.78cm">
          <text:p/>
        </draw:line>
        <draw:frame draw:style-name="gr6" draw:text-style-name="P6" draw:layer="layout" svg:width="1.26cm" svg:height="0.663cm" svg:x="5.33cm" svg:y="6.317cm">
          <draw:text-box>
            <text:p><text:span text:style-name="T3">RGMII</text:span></text:p>
          </draw:text-box>
        </draw:frame>
        <draw:frame draw:style-name="gr6" draw:text-style-name="P6" draw:layer="layout" svg:width="1.26cm" svg:height="0.663cm" svg:x="5.21cm" svg:y="8.83cm">
          <draw:text-box>
            <text:p><text:span text:style-name="T3">RGMII</text:span></text:p>
          </draw:text-box>
        </draw:frame>
        <draw:custom-shape draw:style-name="gr4" draw:text-style-name="P2" draw:layer="layout" svg:width="1.76cm" svg:height="0.66cm" draw:transform="rotate (-1.5707963267949) translate (7.86cm 8.47cm)">
          <text:p text:style-name="P5"><text:span text:style-name="T1">ODD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8" draw:layer="layout" svg:width="2.88cm" svg:height="0.965cm" svg:x="7.06cm" svg:y="5.075cm">
          <draw:text-box>
            <text:p text:style-name="P7"><text:span text:style-name="T4">(PHY RX CLK </text:span><text:span text:style-name="T4">DOMAIN </text:span><text:span text:style-name="T4">@125M)</text:span></text:p>
          </draw:text-box>
        </draw:frame>
        <draw:frame draw:style-name="gr10" draw:text-style-name="P10" draw:layer="layout" svg:width="4.31cm" svg:height="1.203cm" svg:x="9.36cm" svg:y="5.03cm">
          <draw:text-box>
            <text:p text:style-name="P9"><text:span text:style-name="T2">(FABRIC </text:span><text:span text:style-name="T2">CLK </text:span><text:span text:style-name="T2">DOMAIN </text:span><text:span text:style-name="T2">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1" draw:text-style-name="P2" draw:layer="layout" svg:width="1.41cm" svg:height="3.78cm" svg:x="11.77cm" svg:y="6.13cm">
          <text:p text:style-name="P5"><text:span text:style-name="T1">DMA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2.66cm" svg:y1="9.95cm" svg:x2="12.66cm" svg:y2="11.07cm">
          <text:p/>
        </draw:line>
        <draw:line draw:style-name="gr8" draw:text-style-name="P4" draw:layer="layout" svg:x1="12.7cm" svg:y1="3.79cm" svg:x2="12.7cm" svg:y2="6.13cm">
          <text:p/>
        </draw:line>
        <draw:frame draw:style-name="gr10" draw:text-style-name="P10" draw:layer="layout" svg:width="4.31cm" svg:height="1.203cm" svg:x="12.75cm" svg:y="5.017cm">
          <draw:text-box>
            <text:p text:style-name="P9"><text:span text:style-name="T2">(FABRIC </text:span><text:span text:style-name="T2">CLK </text:span><text:span text:style-name="T2">DOMAIN </text:span><text:span text:style-name="T2">@25Mhz)</text:span></text:p>
          </draw:text-box>
        </draw:frame>
        <draw:custom-shape draw:style-name="gr12" draw:text-style-name="P2" draw:layer="layout" svg:width="1.94cm" svg:height="0.75cm" svg:x="14.36cm" svg:y="8.62cm">
          <text:p text:style-name="P5"><text:span text:style-name="T1">B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94cm" svg:height="1.24cm" svg:x="14.34cm" svg:y="6.27cm">
          <text:p text:style-name="P5"><text:span text:style-name="T1">HOLY 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4cm" svg:height="0.67cm" draw:transform="rotate (-1.5707963267949) translate (10.53cm 8.54cm)">
          <text:p text:style-name="P5"><text:span text:style-name="T1">FIFO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5cm" svg:y1="9.48cm" svg:x2="11.77cm" svg:y2="9.4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5">PARSER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0.91cm" svg:y1="6.83cm" svg:x2="11.76cm" svg:y2="6.83cm">
          <text:p/>
        </draw:line>
        <draw:custom-shape draw:style-name="gr15" draw:text-style-name="P2" draw:layer="layout" svg:width="1.94cm" svg:height="0.62cm" draw:transform="rotate (-1.5707963267949) translate (9.23cm 8.53cm)">
          <text:p text:style-name="P5"><text:span text:style-name="T5">SEND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1cm" svg:y1="9.48cm" svg:x2="9.82cm" svg:y2="9.48cm">
          <text:p/>
        </draw:line>
        <draw:line draw:style-name="gr17" draw:text-style-name="P4" draw:layer="layout" svg:x1="7.89cm" svg:y1="9.48cm" svg:x2="8.6cm" svg:y2="9.48cm">
          <text:p/>
        </draw:line>
        <draw:line draw:style-name="gr17" draw:text-style-name="P4" draw:layer="layout" svg:x1="13.18cm" svg:y1="6.87cm" svg:x2="14.33cm" svg:y2="6.87cm">
          <text:p/>
        </draw:line>
        <draw:line draw:style-name="gr18" draw:text-style-name="P4" draw:layer="layout" svg:x1="15.38cm" svg:y1="7.55cm" svg:x2="15.38cm" svg:y2="8.58cm">
          <text:p/>
        </draw:line>
        <draw:line draw:style-name="gr19" draw:text-style-name="P4" draw:layer="layout" svg:x1="13.19cm" svg:y1="8.97cm" svg:x2="14.34cm" svg:y2="8.97cm">
          <text:p/>
        </draw:line>
      </draw:page>
      <draw:page draw:name="page2" draw:style-name="dp1" draw:master-page-name="Standard">
        <draw:custom-shape draw:style-name="gr20" draw:text-style-name="P3" draw:layer="layout" svg:width="1.608cm" svg:height="1.9cm" svg:x="3.451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8.95cm" svg:height="6.24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51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96cm" svg:y1="7.01cm" svg:x2="6.19cm" svg:y2="6.78cm">
          <text:p/>
        </draw:line>
        <draw:frame draw:style-name="gr22" draw:text-style-name="P6" draw:layer="layout" svg:width="1.391cm" svg:height="0.727cm" svg:x="5.599cm" svg:y="6.32cm">
          <draw:text-box>
            <text:p><text:span text:style-name="T3">RGMII</text:span></text:p>
          </draw:text-box>
        </draw:frame>
        <draw:line draw:style-name="gr3" draw:text-style-name="P4" draw:layer="layout" svg:x1="5.051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</text:span><text:span text:style-name="T1">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8" draw:layer="layout" svg:width="2.88cm" svg:height="0.965cm" svg:x="7.06cm" svg:y="5.075cm">
          <draw:text-box>
            <text:p text:style-name="P7"><text:span text:style-name="T4">(PHY RX CLK </text:span><text:span text:style-name="T4">DOMAIN </text:span><text:span text:style-name="T4">@125M)</text:span></text:p>
          </draw:text-box>
        </draw:frame>
        <draw:frame draw:style-name="gr10" draw:text-style-name="P10" draw:layer="layout" svg:width="4.31cm" svg:height="1.203cm" svg:x="7.23cm" svg:y="4.617cm">
          <draw:text-box>
            <text:p text:style-name="P9"><text:span text:style-name="T2">(FABRIC </text:span><text:span text:style-name="T2">CLK </text:span><text:span text:style-name="T2">DOMAIN </text:span><text:span text:style-name="T2">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3">ETH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0.91cm" svg:y1="6.83cm" svg:x2="11.34cm" svg:y2="6.83cm">
          <text:p/>
        </draw:line>
        <draw:line draw:style-name="gr3" draw:text-style-name="P4" draw:layer="layout" svg:x1="4.267cm" svg:y1="6.02cm" svg:x2="4.267cm" svg:y2="3.77cm">
          <text:p/>
        </draw:line>
        <draw:frame draw:style-name="gr24" draw:text-style-name="P11" draw:layer="layout" svg:width="2.715cm" svg:height="2.717cm" draw:transform="rotate (1.5707963267949) translate (3.59cm 6.105cm)">
          <draw:text-box>
            <text:p><text:span text:style-name="T1">1G </text:span><text:span text:style-name="T1">Ethen</text:span><text:span text:style-name="T1">et</text:span></text:p>
          </draw:text-box>
        </draw:frame>
        <draw:custom-shape draw:style-name="gr15" draw:text-style-name="P2" draw:layer="layout" svg:width="1.94cm" svg:height="0.62cm" draw:transform="rotate (-1.5707963267949) translate (11.96cm 5.92cm)">
          <text:p text:style-name="P5"><text:span text:style-name="T3">IPv4 </text:span><text:span text:style-name="T3">PARS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4cm" svg:height="0.62cm" draw:transform="rotate (-1.5707963267949) translate (12.96cm 5.92cm)">
          <text:p text:style-name="P5"><text:span text:style-name="T3">UDP </text:span><text:span text:style-name="T3">PARSE</text:span><text:span text:style-name="T3">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1.96cm" svg:y1="6.83cm" svg:x2="12.34cm" svg:y2="6.83cm">
          <text:p/>
        </draw:line>
        <draw:custom-shape draw:style-name="gr25" draw:text-style-name="P2" draw:layer="layout" svg:width="1.94cm" svg:height="0.83cm" svg:x="13.37cm" svg:y="6.44cm">
          <text:p text:style-name="P5"><text:span text:style-name="T5">M</text:span><text:span text:style-name="T5">ol</text:span><text:span text:style-name="T5">d</text:span><text:span text:style-name="T5">U</text:span><text:span text:style-name="T5">D</text:span><text:span text:style-name="T5">P</text:span><text:span text:style-name="T5">64 </text:span><text:span text:style-name="T5">P</text:span><text:span text:style-name="T5">A</text:span><text:span text:style-name="T5">R</text:span><text:span text:style-name="T5">S</text:span><text:span text:style-name="T5">E</text:span><text:span text:style-name="T5">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2.98cm" svg:y1="6.83cm" svg:x2="13.36cm" svg:y2="6.83cm">
          <text:p/>
        </draw:line>
        <draw:line draw:style-name="gr26" draw:text-style-name="P4" draw:layer="layout" svg:x1="14.3cm" svg:y1="6.42cm" svg:x2="14.3cm" svg:y2="5.9cm">
          <text:p/>
        </draw:line>
        <draw:line draw:style-name="gr27" draw:text-style-name="P4" draw:layer="layout" svg:x1="14.1cm" svg:y1="7.3cm" svg:x2="14.1cm" svg:y2="8.42cm">
          <text:p/>
        </draw:line>
        <draw:line draw:style-name="gr26" draw:text-style-name="P4" draw:layer="layout" svg:x1="14.66cm" svg:y1="5.9cm" svg:x2="14.3cm" svg:y2="5.9cm">
          <text:p/>
        </draw:line>
        <draw:frame draw:style-name="gr10" draw:text-style-name="P10" draw:layer="layout" svg:width="4.31cm" svg:height="1.203cm" svg:x="14.49cm" svg:y="5.697cm">
          <draw:text-box>
            <text:p text:style-name="P9"><text:span text:style-name="T4">GAP ERROR</text:span></text:p>
          </draw:text-box>
        </draw:frame>
        <draw:custom-shape draw:style-name="gr28" draw:text-style-name="P2" draw:layer="layout" svg:width="1.94cm" svg:height="0.83cm" svg:x="13.43cm" svg:y="8.44cm">
          <text:p text:style-name="P5"><text:span text:style-name="T5">BOOKS (later)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45cm" svg:y1="7.29cm" svg:x2="14.45cm" svg:y2="8.41cm">
          <text:p/>
        </draw:line>
        <draw:frame draw:style-name="gr29" draw:text-style-name="P10" draw:layer="layout" svg:width="1.14cm" svg:height="0.391cm" draw:transform="rotate (1.5707963267949) translate (13.79cm 8.41cm)">
          <draw:text-box>
            <text:p text:style-name="P9"><text:span text:style-name="T4">MSG_VAL</text:span></text:p>
          </draw:text-box>
        </draw:frame>
        <draw:frame draw:style-name="gr30" draw:text-style-name="P10" draw:layer="layout" svg:width="1.65cm" svg:height="0.531cm" draw:transform="rotate (1.5707963267949) translate (14.129cm 8.54cm)">
          <draw:text-box>
            <text:p text:style-name="P9"><text:span text:style-name="T4">MSG_PAYLOAD</text:span></text:p>
          </draw:text-box>
        </draw:frame>
      </draw:page>
      <draw:page draw:name="page3" draw:style-name="dp1" draw:master-page-name="Standard">
        <draw:custom-shape draw:style-name="gr31" draw:text-style-name="P3" draw:layer="layout" svg:width="1.608cm" svg:height="1.9cm" svg:x="3.451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5cm" svg:height="7.77cm" svg:x="7.17cm" svg:y="4.38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51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96cm" svg:y1="7.01cm" svg:x2="6.19cm" svg:y2="6.78cm">
          <text:p/>
        </draw:line>
        <draw:frame draw:style-name="gr22" draw:text-style-name="P6" draw:layer="layout" svg:width="1.391cm" svg:height="0.727cm" svg:x="5.599cm" svg:y="6.32cm">
          <draw:text-box>
            <text:p><text:span text:style-name="T3">R</text:span><text:span text:style-name="T3">G</text:span><text:span text:style-name="T3">M</text:span><text:span text:style-name="T3">II</text:span></text:p>
          </draw:text-box>
        </draw:frame>
        <draw:line draw:style-name="gr3" draw:text-style-name="P4" draw:layer="layout" svg:x1="5.051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</text:span><text:span text:style-name="T1">YN</text:span><text:span text:style-name="T1">C </text:span><text:span text:style-name="T1">FIF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8" draw:layer="layout" svg:width="2.88cm" svg:height="0.965cm" svg:x="7.06cm" svg:y="5.075cm">
          <draw:text-box>
            <text:p text:style-name="P7"><text:span text:style-name="T4">(P</text:span><text:span text:style-name="T4">HY </text:span><text:span text:style-name="T4">RX </text:span><text:span text:style-name="T4">CL</text:span><text:span text:style-name="T4">K </text:span><text:span text:style-name="T4">DO</text:span><text:span text:style-name="T4">MAI</text:span><text:span text:style-name="T4">N </text:span><text:span text:style-name="T4">@1</text:span><text:span text:style-name="T4">25</text:span><text:span text:style-name="T4">M)</text:span></text:p>
          </draw:text-box>
        </draw:frame>
        <draw:frame draw:style-name="gr10" draw:text-style-name="P10" draw:layer="layout" svg:width="4.31cm" svg:height="1.203cm" svg:x="7.23cm" svg:y="4.617cm">
          <draw:text-box>
            <text:p text:style-name="P9"><text:span text:style-name="T2">(FABRIC CLK DOMAIN </text:span><text:span text:style-name="T2">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3">ETH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0.91cm" svg:y1="6.83cm" svg:x2="11.34cm" svg:y2="6.83cm">
          <text:p/>
        </draw:line>
        <draw:line draw:style-name="gr3" draw:text-style-name="P4" draw:layer="layout" svg:x1="4.267cm" svg:y1="6.02cm" svg:x2="4.267cm" svg:y2="3.77cm">
          <text:p/>
        </draw:line>
        <draw:frame draw:style-name="gr24" draw:text-style-name="P11" draw:layer="layout" svg:width="2.715cm" svg:height="2.717cm" draw:transform="rotate (1.5707963267949) translate (3.59cm 6.105cm)">
          <draw:text-box>
            <text:p><text:span text:style-name="T1">1G </text:span><text:span text:style-name="T1">Ethen</text:span><text:span text:style-name="T1">et</text:span></text:p>
          </draw:text-box>
        </draw:frame>
        <draw:custom-shape draw:style-name="gr15" draw:text-style-name="P2" draw:layer="layout" svg:width="1.94cm" svg:height="0.62cm" draw:transform="rotate (-1.5707963267949) translate (11.96cm 5.92cm)">
          <text:p text:style-name="P5"><text:span text:style-name="T3">IPv4 PAR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4cm" svg:height="0.62cm" draw:transform="rotate (-1.5707963267949) translate (12.96cm 5.92cm)">
          <text:p text:style-name="P5"><text:span text:style-name="T3">U</text:span><text:span text:style-name="T3">DP </text:span><text:span text:style-name="T3">PA</text:span><text:span text:style-name="T3">RS</text:span><text:span text:style-name="T3">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1.96cm" svg:y1="6.83cm" svg:x2="12.34cm" svg:y2="6.83cm">
          <text:p/>
        </draw:line>
        <draw:custom-shape draw:style-name="gr25" draw:text-style-name="P2" draw:layer="layout" svg:width="1.94cm" svg:height="0.83cm" svg:x="13.37cm" svg:y="6.44cm">
          <text:p text:style-name="P5"><text:span text:style-name="T5">MoldUDP64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2.98cm" svg:y1="6.83cm" svg:x2="13.36cm" svg:y2="6.83cm">
          <text:p/>
        </draw:line>
        <draw:line draw:style-name="gr26" draw:text-style-name="P4" draw:layer="layout" svg:x1="14.3cm" svg:y1="6.42cm" svg:x2="14.3cm" svg:y2="5.9cm">
          <text:p/>
        </draw:line>
        <draw:line draw:style-name="gr26" draw:text-style-name="P4" draw:layer="layout" svg:x1="14.66cm" svg:y1="5.9cm" svg:x2="14.3cm" svg:y2="5.9cm">
          <text:p/>
        </draw:line>
        <draw:frame draw:style-name="gr10" draw:text-style-name="P10" draw:layer="layout" svg:width="4.31cm" svg:height="1.203cm" svg:x="14.49cm" svg:y="5.68cm">
          <draw:text-box>
            <text:p text:style-name="P9"><text:span text:style-name="T4">GA</text:span><text:span text:style-name="T4">P </text:span><text:span text:style-name="T4">ER</text:span><text:span text:style-name="T4">RO</text:span><text:span text:style-name="T4">R</text:span></text:p>
          </draw:text-box>
        </draw:frame>
        <draw:custom-shape draw:style-name="gr33" draw:text-style-name="P2" draw:layer="layout" svg:width="1.58cm" svg:height="3.04cm" svg:x="13.71cm" svg:y="8.53cm">
          <text:p text:style-name="P5"><text:span text:style-name="T5">I</text:span><text:span text:style-name="T5">T</text:span><text:span text:style-name="T5">C</text:span><text:span text:style-name="T5">H</text:span><text:span text:style-name="T5"> </text:span><text:span text:style-name="T5">P</text:span><text:span text:style-name="T5">A</text:span><text:span text:style-name="T5">R</text:span><text:span text:style-name="T5">S</text:span><text:span text:style-name="T5">E</text:span><text:span text:style-name="T5">R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4.495cm" svg:y1="8.53cm" svg:x2="14.495cm" svg:y2="7.29cm">
          <text:p/>
        </draw:line>
        <draw:custom-shape draw:style-name="gr35" draw:text-style-name="P2" draw:layer="layout" svg:width="2.23cm" svg:height="2.55cm" svg:x="10.34cm" svg:y="8.92cm">
          <text:p text:style-name="P5"><text:span text:style-name="T5">ORDERS[ ref ]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66cm" svg:height="1.54cm" svg:x="10.62cm" svg:y="9.6cm">
          <text:p text:style-name="P5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37" draw:text-style-name="P13" draw:layer="layout" svg:x1="12.57cm" svg:y1="9.85cm" svg:x2="13.72cm" svg:y2="9.85cm">
          <text:p text:style-name="P12"><text:span text:style-name="T6">REF (address)</text:span></text:p>
        </draw:line>
        <draw:line draw:style-name="gr37" draw:text-style-name="P13" draw:layer="layout" svg:x1="12.56cm" svg:y1="10.06cm" svg:x2="13.71cm" svg:y2="10.06cm">
          <text:p text:style-name="P12"><text:span text:style-name="T6">Action type</text:span></text:p>
        </draw:line>
        <draw:line draw:style-name="gr37" draw:text-style-name="P13" draw:layer="layout" svg:x1="12.56cm" svg:y1="10.26cm" svg:x2="13.71cm" svg:y2="10.26cm">
          <text:p text:style-name="P12"><text:span text:style-name="T6">Fields (side, price, qty)</text:span></text:p>
        </draw:line>
        <draw:custom-shape draw:style-name="gr38" draw:text-style-name="P2" draw:layer="layout" svg:width="1.67cm" svg:height="2.55cm" svg:x="7.67cm" svg:y="8.9cm">
          <text:p text:style-name="P5"><text:span text:style-name="T7">Ladder [ price ]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02cm" svg:height="1.34cm" svg:x="8.01cm" svg:y="9.71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37" draw:text-style-name="P13" draw:layer="layout" svg:x1="9.319cm" svg:y1="9.845cm" svg:x2="10.33cm" svg:y2="9.845cm">
          <text:p text:style-name="P12"><text:span text:style-name="T6">Price (address)</text:span></text:p>
        </draw:line>
        <draw:line draw:style-name="gr37" draw:text-style-name="P13" draw:layer="layout" svg:x1="9.34cm" svg:y1="10.029cm" svg:x2="10.321cm" svg:y2="10.029cm">
          <text:p text:style-name="P12"><text:span text:style-name="T6">Add/Remove</text:span></text:p>
        </draw:line>
        <draw:line draw:style-name="gr37" draw:text-style-name="P13" draw:layer="layout" svg:x1="9.36cm" svg:y1="10.205cm" svg:x2="10.32cm" svg:y2="10.205cm">
          <text:p text:style-name="P12"><text:span text:style-name="T6">qty</text:span></text:p>
        </draw:line>
        <draw:line draw:style-name="gr37" draw:text-style-name="P13" draw:layer="layout" svg:x1="12.57cm" svg:y1="9.597cm" svg:x2="13.72cm" svg:y2="9.597cm">
          <text:p text:style-name="P12"><text:span text:style-name="T6">Valid</text:span></text:p>
        </draw:line>
        <draw:line draw:style-name="gr37" draw:text-style-name="P13" draw:layer="layout" svg:x1="9.36cm" svg:y1="9.656cm" svg:x2="10.32cm" svg:y2="9.656cm">
          <text:p text:style-name="P12"><text:span text:style-name="T6">Valid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31T12:44:56.172571262</meta:creation-date>
    <dc:date>2026-04-01T14:46:49.784819255</dc:date>
    <meta:editing-duration>P1DT28M59S</meta:editing-duration>
    <meta:editing-cycles>5</meta:editing-cycles>
    <meta:generator>LibreOffice/7.3.7.2$Linux_X86_64 LibreOffice_project/30$Build-2</meta:generator>
    <meta:document-statistic meta:object-count="114"/>
  </office:meta>
</office:document-meta>
</file>